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Sitka Text" svg:font-family="'Sitka T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style:font-name="Sitka Text"/>
    </style:style>
    <style:style style:name="P2" style:family="paragraph" style:parent-style-name="Standard">
      <style:text-properties fo:color="#006600"/>
    </style:style>
    <style:style style:name="P3" style:family="paragraph" style:parent-style-name="Standard">
      <style:text-properties fo:color="#006600" style:font-name="Sitka Text"/>
    </style:style>
    <style:style style:name="P4" style:family="paragraph" style:parent-style-name="Standard" style:list-style-name="L1">
      <style:text-properties fo:color="#006600" style:font-name="Sitka Text"/>
    </style:style>
    <style:style style:name="P5" style:family="paragraph" style:parent-style-name="Standard">
      <style:text-properties style:font-name="Times New Roman"/>
    </style:style>
    <style:style style:name="T1" style:family="text">
      <style:text-properties fo:color="#006600"/>
    </style:style>
    <style:style style:name="T2" style:family="text">
      <style:text-properties fo:color="#006600" style:font-name="Sitka Tex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Participants:</text:p>
      <text:p text:style-name="Standard"/>
      <text:p text:style-name="Standard">List all group members here. Just write your name if you are working solo.</text:p>
      <text:p text:style-name="Standard"/>
      <text:p text:style-name="P3">Antonio Cousin, Jr.</text:p>
      <text:p text:style-name="Standard"/>
      <text:p text:style-name="Standard">Title: <text:s/><text:span text:style-name="T2">A Storytelling Database</text:span></text:p>
      <text:p text:style-name="P5"/>
      <text:p text:style-name="Standard">Executive Summary:</text:p>
      <text:p text:style-name="Standard"><text:span text:style-name="T2"/></text:p>
      <text:p text:style-name="Standard"><text:span text:style-name="T2">This project is intended to track and update information for series of books, focusing on the initial information needed identify specific information about the series, the books within it, and the genre of the series itself.</text:span></text:p>
      <text:p text:style-name="Standard"><text:s/></text:p>
      <text:p text:style-name="Standard">Initial Features:</text:p>
      <text:p text:style-name="Standard"><text:span text:style-name="T2"/></text:p>
      <text:p text:style-name="Standard"><text:span text:style-name="T2">Entities: Series, Genre, Series_Genre, Book</text:span></text:p>
      <text:p text:style-name="Standard"><text:span text:style-name="T2"/></text:p>
      <text:p text:style-name="Standard"><text:span text:style-name="T2">A user can perform the following operations:</text:span></text:p>
      <text:list xml:id="list2405105619554954318" text:style-name="L1">
        <text:list-item>
          <text:p text:style-name="P1"><text:span text:style-name="T1">Browse all Series (GET on Series)</text:span></text:p>
        </text:list-item>
        <text:list-item>
          <text:p text:style-name="P1"><text:span text:style-name="T1">Add a Series (POST in Series)</text:span></text:p>
        </text:list-item>
        <text:list-item>
          <text:p text:style-name="P1"><text:span text:style-name="T1">Browse Series by genre (GET on Series with genre specified)</text:span></text:p>
        </text:list-item>
        <text:list-item>
          <text:p text:style-name="P1"><text:span text:style-name="T1">View Books in a Series (GET on Book using primary key in Series)</text:span></text:p>
        </text:list-item>
        <text:list-item>
          <text:p text:style-name="P1"><text:span text:style-name="T1">Add Book to a Series (POST in Book, adding foreign key linking to Series)</text:span></text:p>
        </text:list-item>
        <text:list-item>
          <text:p text:style-name="P1"><text:span text:style-name="T1">Update Book order in series if new book is chronologically earlier or later in the series (PUT unique key of Series Book Order to proper placement in the series)</text:span></text:p>
        </text:list-item>
        <text:list-item>
          <text:p text:style-name="P1"><text:span text:style-name="T1">Remove Books from a series and/or genre (DELETE in Book)</text:span></text:p>
        </text:list-item>
        <text:list-item>
          <text:p text:style-name="P1"><text:span text:style-name="T1">Add Genres for Series (POST in Genre)</text:span></text:p>
        </text:list-item>
        <text:list-item>
          <text:p text:style-name="P1"><text:span text:style-name="T1">Browse Genres (GET on Genre)</text:span></text:p>
        </text:list-item>
        <text:list-item>
          <text:p text:style-name="P1"><text:span text:style-name="T1">Link Series with Genre (POST in Series_Genre)</text:span></text:p>
        </text:list-item>
      </text:list>
      <text:p text:style-name="Standard"/>
      <text:p text:style-name="Standard">Stretch Goals (to be completed if time allows, or after graduation):</text:p>
      <text:p text:style-name="Standard"/>
      <text:p text:style-name="Standard"><text:span text:style-name="T2">Some planned features to be implemented after the initial features are completed:</text:span></text:p>
      <text:list xml:id="list38684019" text:continue-numbering="true" text:style-name="L1">
        <text:list-item>
          <text:p text:style-name="P4">Add entities/tables to check and expand on more advanced information for storytelling information such as:</text:p>
          <text:list>
            <text:list-item>
              <text:p text:style-name="P4">Linking the series with publishing houses</text:p>
            </text:list-item>
            <text:list-item>
              <text:p text:style-name="P4">Separating Author from Book entity into its own entity</text:p>
            </text:list-item>
            <text:list-item>
              <text:p text:style-name="P4">Add entity to track word count, average reading time, number of chapters (extracting it from Book entity)</text:p>
            </text:list-item>
            <text:list-item>
              <text:p text:style-name="P4">Update the code to dynamically track the number of books in the series with <text:soft-page-break/>the number of entries linked to its primary key in the Book entit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Sitka Text" svg:font-family="'Sitka T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io Cousin</meta:initial-creator>
    <meta:creation-date>2023-04-09T21:03:26.51</meta:creation-date>
    <dc:date>2023-04-16T18:44:20.27</dc:date>
    <dc:creator>Antonio Cousin</dc:creator>
    <meta:editing-duration>P2DT19H40M8S</meta:editing-duration>
    <meta:editing-cycles>5</meta:editing-cycles>
    <meta:generator>OpenOffice/4.1.14$Win32 OpenOffice.org_project/4114m1$Build-9811</meta:generator>
    <meta:document-statistic meta:table-count="0" meta:image-count="0" meta:object-count="0" meta:page-count="2" meta:paragraph-count="27" meta:word-count="294" meta:character-count="1690"/>
  </office:meta>
</office:document-meta>
</file>